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align="end" style:writing-mode="rl-tb"/>
    </style:style>
    <style:style style:name="T5" style:parent-style-name="DefaultParagraphFont" style:family="text">
      <style:text-properties style:language-complex="ar" style:country-complex="SA"/>
    </style:style>
  </office:automatic-styles>
  <office:body>
    <office:text text:use-soft-page-breaks="true">
      <text:p text:style-name="P1">Problemi</text:p>
      <text:p text:style-name="Standard"/>
      <text:p text:style-name="Standard"><text:tab/>Molti utenti non seguono diete o programmi per via dei costi proibitivi</text:p>
      <text:p text:style-name="Standard"><text:tab/>Molti utenti si lamentano di non avere modo di tracciare le scadenze di ciò che comprano</text:p>
      <text:p text:style-name="Standard">Alcuni utenti si lamentano sul fatto di avere poco tempo per gestire diversi aspetti di una dieta nonché per iniziare a seguirne una</text:p>
      <text:p text:style-name="Standard"/>
      <text:p text:style-name="Standard"/>
      <text:p text:style-name="Standard"/>
      <text:p text:style-name="Standard">Frustrazioni</text:p>
      <text:p text:style-name="Standard"/>
      <text:p text:style-name="Standard"><text:tab/>Seguire un piano prende tempo per stare appresso ai pasti ed alle ricette, tempo che molti utenti dicono di non avere</text:p>
      <text:p text:style-name="Standard"><text:tab/>Avere poco tempo per trovare cosa cucinare porta molti utenti a mangiare le stesse cose più volte o addirittura a non mangiare piuttosto che mangiare le stesse cose</text:p>
      <text:p text:style-name="Standard"><text:tab/>Per chi segue un piano stretto pesare ossessivamente I cibi è fonte di stress e frustrazione</text:p>
      <text:p text:style-name="Standard"/>
      <text:p text:style-name="Standard"/>
      <text:p text:style-name="Standard"/>
      <text:p text:style-name="Standard">Modo di fare:</text:p>
      <text:p text:style-name="Standard"/>
      <text:p text:style-name="Standard"><text:tab/>Gli utenti tendono a Informarsi attraverso blog o siti internet (MPT), in piccole parti attraverso le etichette dei prodotti, applicazioni o video su youtube e/o instagram</text:p>
      <text:p text:style-name="Standard"><text:tab/>La maggioranza acquista in base a queste conoscenze, una più piccola parte va a gusti</text:p>
      <text:p text:style-name="P2">la metà degli intervistati non segue un percorso, l'altra metà lo fa per attività fisica, benessere e/o malattia<text:tab/><text:tab/></text:p>
      <text:p text:style-name="P3">chi non lo segue in maggioranza sarebbe interessato a seguirlo, ma non lo fa per ragioni di tempo o economiche. L'altra parte non è interessata perché è in salute e/o non vogliosa di imporsi limiti alimentari</text:p>
      <text:p text:style-name="Standard"><text:tab/>Chi lo segue lo fa per ovviare a malattie o per perdere peso</text:p>
      <text:p text:style-name="Standard"><text:tab/>Chi vorrebbe seguirlo è al 50% per raggiungere uno stato di armonia col proprio corpo, all’altro 50% per aumentare le sue prestazioni sportive</text:p>
      <text:p text:style-name="Standard"><text:tab/>Chi segue un piano lo tiene spesso scritto su carta, mentre un’altra buona parte ne tiene conto a mente o per abitudine</text:p>
      <text:p text:style-name="Standard"><text:tab/>Tutti gli utenti hanno un modo di trovare alternative ai pasti. Chi segue un piano ha le alternative già scritte, chi non lo segue per lo più va ad esperienza</text:p>
      <text:p text:style-name="Standard"><text:tab/>Tutti gli utenti hanno avuto esperienze con cibi scaduti. Alcuni utenti esperti mangiano cibi scaduti in quanto conoscono le vere scadenze</text:p>
      <text:p text:style-name="Standard">Tutti gli extreme users / esperti si vedonio rivolta la domanda "come perdere peso”, facendo di questa una informazione molto importante</text:p>
      <text:p text:style-name="Standard">Nessun extreme user / professionista affiancherebbe I suoi consigli con l’uso di una applicazione in quanto credono nel faccia a faccia</text:p>
      <text:p text:style-name="P4"><text:span text:style-name="T5"><text:tab/></text:span></text:p>
      <text:p text:style-name="Standard"/>
      <text:p text:style-name="Standard">Necessità</text:p>
      <text:p text:style-name="Standard"/>
      <text:p text:style-name="Standard"><text:tab/>E’ emerso da alcuni utenti la necessità di provare o di conoscere nuove ricette o nuovi piatti da consigli di altri utenti o da persone influenti</text:p>
      <text:p text:style-name="Standard"><text:tab/>E’ emerso che è necessario fare informazione riguardo alle scadenze dei prodotti e la possibilità di mangiare o meno prodotti scaduti<text:tab/></text:p>
      <text:p text:style-name="Standard"/>
      <text:p text:style-name="Standard"><text:tab/></text:p>
      <text:p text:style-name="Standard"/>
      <text:p text:style-name="Standard"/>
      <text:soft-page-break/>
      <text:p text:style-name="Standard"><text:s/></text:p>
      <text:p text:style-name="Standard">Obiettivi</text:p>
      <text:p text:style-name="Standard"/>
      <text:p text:style-name="Normal">1) Ricettario con alternative e informazioni sulla durata della preparazione delle ricette (per gestione del tempo)</text:p>
      <text:p text:style-name="Normal">2) Informazioni sui valori del prodotto</text:p>
      <text:p text:style-name="Normal">3) Gestione della dispensa e sistema di tracciabilità delle scadenze</text:p>
      <text:p text:style-name="Standard">4) Tracciabilità del piano di alimentazione</text:p>
      <text:p text:style-name="Standard"/>
      <text:p text:style-name="Standard"/>
      <text:p text:style-name="Normal">Idee aggiuntive sull'interfaccia:<text:s/></text:p>
      <text:p text:style-name="Normal">1) Sistema di condivisione di ricette da parte di altri utenti o persone influenti</text:p>
      <text:p text:style-name="Standard">2) Sistema di filtraggio delle ricette (in base a tempo, valutazione, ecc.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abriele Moretti</dc:creator>
    <meta:creation-date>2022-11-23T21:56:00Z</meta:creation-date>
    <dc:date>2022-11-23T21:56:00Z</dc:date>
    <meta:template xlink:href="Normal.dotm" xlink:type="simple"/>
    <meta:editing-cycles>4</meta:editing-cycles>
    <meta:editing-duration>PT0S</meta:editing-duration>
    <meta:document-statistic meta:page-count="1" meta:paragraph-count="5" meta:word-count="445" meta:character-count="2979" meta:row-count="21" meta:non-whitespace-character-count="2539"/>
  </office:meta>
</office:document-meta>
</file>